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9C4E1E61354.png" manifest:media-type="image/png"/>
  <manifest:file-entry manifest:full-path="Pictures/10000000000003AF000002E42FC5631E.png" manifest:media-type="image/png"/>
  <manifest:file-entry manifest:full-path="Pictures/1000000000000500000002D0A2CBCB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6cm, 0.129cm, 0cm, 0.843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plicación web</text:p>
          </draw:text-box>
        </draw:frame>
        <draw:frame draw:style-name="gr2" draw:text-style-name="P2" draw:layer="layout" svg:width="19.499cm" svg:height="10.292cm" svg:x="3.501cm" svg:y="3.708cm">
          <draw:image xlink:href="Pictures/1000000000000500000002D0A2CBCB5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PI</text:p>
          </draw:text-box>
        </draw:frame>
        <draw:frame draw:style-name="gr3" draw:text-style-name="P2" draw:layer="layout" svg:width="12.957cm" svg:height="10.168cm" svg:x="7.043cm" svg:y="3.332cm">
          <draw:image xlink:href="Pictures/10000000000003AF000002E42FC5631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2" draw:layer="layout" svg:width="12.599cm" svg:height="15.749cm" svg:x="7.778cm" svg:y="0.043cm">
          <draw:image xlink:href="Pictures/10000000000007D0000009C4E1E613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10-10T10:24:54.357767695</dc:date>
    <meta:editing-duration>PT20M42S</meta:editing-duration>
    <meta:editing-cycles>2</meta:editing-cycles>
    <meta:generator>LibreOffice/24.2.6.2$Linux_X86_64 LibreOffice_project/420$Build-2</meta:generator>
    <meta:document-statistic meta:object-count="36"/>
  </office:meta>
</office:document-meta>
</file>